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style:font-name="Times New Roman" fo:language="en" fo:country="US" style:font-name-complex="Times New Roman1"/>
    </style:style>
    <style:style style:name="P3" style:family="paragraph" style:parent-style-name="Standard">
      <style:paragraph-properties fo:margin-left="0.25in" fo:margin-right="0in" fo:text-indent="0in" style:auto-text-indent="false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fo:language="tk" fo:country="TM" style:font-size-asian="14pt" style:font-name-complex="Times New Roman1" style:font-size-complex="14pt"/>
    </style:style>
    <style:style style:name="P5" style:family="paragraph" style:parent-style-name="Standard" style:master-page-name="Standard">
      <loext:graphic-properties draw:fill="solid" draw:fill-color="#b4c6e7"/>
      <style:paragraph-properties style:page-number="auto" fo:background-color="#b4c6e7"/>
    </style:style>
    <style:style style:name="T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fo:language="tk" fo:country="TM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GoBack"/><text:span text:style-name="T1">95.85.124.166</text:span></text:p>
      <text:p text:style-name="P2"/>
      <text:list xml:id="list3982636505" text:style-name="WWNum1">
        <text:list-item>
          <text:p text:style-name="P1"><text:span text:style-name="T3">Web-saýtyň domen ady ýok.</text:span></text:p>
        </text:list-item>
        <text:list-item>
          <text:p text:style-name="P1"><text:span text:style-name="T3">Web-saýtyň SSL sertifikaty ýok.</text:span></text:p>
        </text:list-item>
        <text:list-item>
          <text:p text:style-name="P1"><text:span text:style-name="T3">Web-saýtda ulanylýan “Rea</text:span><text:span text:style-name="T2">c</text:span><text:span text:style-name="T3">t” soňky, ýagny 18.2.0 wersiýa çenli täzelenmeli.</text:span></text:p>
        </text:list-item>
        <text:list-item>
          <text:p text:style-name="P1"><text:span text:style-name="T3">Web-saýtda ulanylýan “Core-js” bibliotekasy soňky, ýagny 3.25.0 wersiýa çenli täzelenmeli.</text:span></text:p>
        </text:list-item>
        <text:list-item>
          <text:p text:style-name="P1"><text:span text:style-name="T3">Web-saýtyň baş sahypasynyň aşaky sag gapdalynda “Privacy Policy” atly link ýerleşdirilmeli, üstüne basylanda “pdf” faýly açylmaly.</text:span></text:p>
        </text:list-item>
        <text:list-item>
          <text:p text:style-name="P1"><text:span text:style-name="T3">Web-saýtda “Se</text:span><text:span text:style-name="T2">c</text:span><text:span text:style-name="T3">urity Header”-ler sazlanylmadyk: </text:span><text:span text:style-name="T2">X</text:span><text:span text:style-name="T3">-Frame-Options, </text:span><text:span text:style-name="T2">X</text:span><text:span text:style-name="T3">-</text:span><text:span text:style-name="T2">C</text:span><text:span text:style-name="T3">ontent-Type-Options, </text:span><text:span text:style-name="T2">Content-Security-Policy, Referrer-Policy, Permissions-Policy</text:span><text:span text:style-name="T3">. Dogry we talabalaýyk sazla</text:span><text:span text:style-name="T2">n</text:span><text:span text:style-name="T3">maly.</text:span></text:p>
        </text:list-item>
        <text:list-item>
          <text:p text:style-name="P1"><text:span text:style-name="T3">Web serwer wersiýasyny görkezýär: </text:span><text:span text:style-name="T2">nginx/1.18.0. </text:span><text:span text:style-name="T3">Görkezilmez ýaly edilmeli.</text:span></text:p>
        </text:list-item>
        <text:list-item>
          <text:p text:style-name="P1"><text:span text:style-name="T3">Web serweriň wersiýasy köne, soňka çenli täzelenmeli.</text:span></text:p>
        </text:list-item>
        <text:list-item>
          <text:p text:style-name="P1"><text:span text:style-name="T3">Web-saýtyň zerur däl portlary açyk, mysal üçin: 8080.</text:span></text:p>
        </text:list-item>
        <text:list-item>
          <text:p text:style-name="P1"><text:span text:style-name="T3"><text:s/>Web-saýtyň domeni satyn alnanda, 22-nji port IP boýunça çäklendirilmeli, operasion ulgamdaky “Firewall” işledilmeli.</text:span></text:p>
        </text:list-item>
      </text:list>
      <text:p text:style-name="P4"/>
      <text:p text:style-name="P3"><text:span text:style-name="T3">Agzalan bellikler düzedilenden soň, web-saýtyň maglumat howpsuzlygyna täzeden seljerme geçirilmeli.</text:span><text:bookmark-end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.1811in" fo:margin-bottom="0.5902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7</meta:initial-creator>
    <dc:creator>User7</dc:creator>
    <meta:editing-cycles>7</meta:editing-cycles>
    <meta:creation-date>2022-08-27T11:30:00</meta:creation-date>
    <dc:date>2022-08-27T11:52:00</dc:date>
    <meta:editing-duration>PT18M</meta:editing-duration>
    <meta:generator>LibreOffice/6.4.7.2$Linux_X86_64 LibreOffice_project/40$Build-2</meta:generator>
    <meta:document-statistic meta:table-count="0" meta:image-count="0" meta:object-count="0" meta:page-count="1" meta:paragraph-count="12" meta:word-count="113" meta:character-count="964" meta:non-whitespace-character-count="8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